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D000001ACE4B42E2FAFA9B659.png" manifest:media-type="image/png"/>
  <manifest:file-entry manifest:full-path="Pictures/100002010000029D000001ABB9765C4D0F890889.png" manifest:media-type="image/png"/>
  <manifest:file-entry manifest:full-path="Pictures/100002010000029D000002640356005BAFF02CE7.png" manifest:media-type="image/png"/>
  <manifest:file-entry manifest:full-path="Pictures/100002010000029D000002260EB0BEB1B0F97713.png" manifest:media-type="image/png"/>
  <manifest:file-entry manifest:full-path="Pictures/100002010000029D000002A01AA9F7D9348B9D74.png" manifest:media-type="image/png"/>
  <manifest:file-entry manifest:full-path="Pictures/100002010000029D000001AC8FC4E2555C0126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bea4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DrawingContent 8" text:anchor-type="char" svg:x="-0.476cm" svg:y="-1.875cm" svg:width="16cm" svg:height="14.63cm" draw:z-index="3"><draw:image xlink:href="Pictures/100002010000029D000002260EB0BEB1B0F97713.png" xlink:type="simple" xlink:show="embed" xlink:actuate="onLoad" loext:mime-type="image/png"/></draw:frame></text:p>
      <text:p text:style-name="Standard"/>
      <text:p text:style-name="Standard"><draw:frame draw:style-name="fr1" draw:name="DrawingContent 10" text:anchor-type="char" svg:x="0.252cm" svg:y="15.498cm" svg:width="16cm" svg:height="11.703cm" draw:z-index="1"><draw:image xlink:href="Pictures/100002010000029D000001AC8FC4E2555C0126FF.png" xlink:type="simple" xlink:show="embed" xlink:actuate="onLoad" loext:mime-type="image/png"/></draw:frame><draw:frame draw:style-name="fr1" draw:name="DrawingContent 7" text:anchor-type="char" svg:x="0.584cm" svg:y="-0.284cm" svg:width="16cm" svg:height="16.09cm" draw:z-index="4"><draw:image xlink:href="Pictures/100002010000029D000002640356005BAFF02CE7.png" xlink:type="simple" xlink:show="embed" xlink:actuate="onLoad" loext:mime-type="image/png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.379cm" svg:y="-0.453cm" svg:width="16cm" svg:height="17.554cm" draw:z-index="5"><draw:image xlink:href="Pictures/100002010000029D000002A01AA9F7D9348B9D74.png" xlink:type="simple" xlink:show="embed" xlink:actuate="onLoad" loext:mime-type="image/png"/></draw:frame><text:soft-page-break/></text:p>
      <text:p text:style-name="Standard"/>
      <text:p text:style-name="P1"><draw:frame draw:style-name="fr1" draw:name="DrawingContent 11" text:anchor-type="char" svg:x="-0.321cm" svg:y="2.538cm" svg:width="13.032cm" svg:height="9.532cm" draw:z-index="0"><draw:image xlink:href="Pictures/100002010000029D000001ABB9765C4D0F890889.png" xlink:type="simple" xlink:show="embed" xlink:actuate="onLoad" loext:mime-type="image/png"/></draw:frame><draw:frame draw:style-name="fr1" draw:name="DrawingContent 9" text:anchor-type="char" svg:x="3.667cm" svg:y="10.373cm" svg:width="11.52cm" svg:height="8.426cm" draw:z-index="2"><draw:image xlink:href="Pictures/100002010000029D000001ACE4B42E2FAFA9B65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line-through-style="none" style:text-line-through-type="none" style:text-position="0% 100%" style:font-name="Liberation Serif" fo:font-size="11pt" fo:language="es" fo:country="ES" fo:font-style="normal" style:text-underline-style="none" fo:font-weight="normal" style:letter-kerning="false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line-through-style="none" style:text-line-through-type="none" style:text-position="0% 100%" style:font-name="Liberation Serif" fo:font-size="11pt" fo:language="es" fo:country="ES" fo:font-style="normal" style:text-underline-style="none" fo:font-weight="normal" style:letter-kerning="false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" style:class="text">
      <style:paragraph-properties fo:keep-together="always" fo:keep-with-next="always"/>
      <style:text-properties style:font-name="Liberation Serif" fo:font-family="'Liberation Serif'" style:font-family-generic="roman" style:font-pitch="variable" fo:font-size="20pt" fo:font-weight="normal" style:font-name-asian="DejaVu Sans" style:font-family-asian="'DejaVu Sans'" style:font-family-generic-asian="system" style:font-pitch-asian="variable" style:font-size-asian="20pt" style:font-weight-asian="normal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" style:class="text">
      <style:paragraph-properties fo:keep-together="always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-0.635cm" style:auto-text-indent="false"/>
    </style:style>
    <style:style style:name="Math" style:family="paragraph" style:parent-style-name="Standard" style:default-outline-level="">
      <style:text-properties style:font-name="Cambria Math" fo:font-family="'Cambria Math'" style:font-family-generic="roman" style:font-pitch="variable" style:font-name-asian="Cambria Math1" style:font-family-asian="'Cambria Math'" style:font-family-generic-asian="system" style:font-pitch-asian="variable" style:font-name-complex="Cambria Math1" style:font-family-complex="'Cambria Math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4.5cm" fo:margin-left="2.499cm" fo:margin-right="2.499cm" style:writing-mode="lr-tb" style:layout-grid-color="#c0c0c0" style:layout-grid-lines="22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04:31:38.255677398</dc:date>
    <meta:editing-duration>PT1H33M43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5" meta:paragraph-count="0" meta:word-count="0" meta:character-count="0" meta:non-whitespace-character-count="0"/>
  </office:meta>
</office:document-meta>
</file>